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in Mathieu TS1</text:p>
      <text:p text:style-name="Standard"/>
      <text:p text:style-name="Standard">Groupe : Anthony / Mathieu / David</text:p>
      <text:p text:style-name="Standard"/>
      <text:p text:style-name="Standard"/>
      <text:p text:style-name="Standard">On a utiliser Python 36 car c'était la dernière version python et qu'il y a tkinter et matplotlib disponible et à jour sur cette version.</text:p>
      <text:p text:style-name="Standard"/>
      <text:p text:style-name="Standard">On a tous travaillé pendant les heures d'ISN et moi en parallèle quelques soirs sur le projet Rabbit.</text:p>
      <text:p text:style-name="Standard">Au début on fait lors de la première séance, <text:s/>les premières questions qui sont demandées à l'utilisateur.</text:p>
      <text:p text:style-name="Standard">Ensuite j'ai modifié chez moi le fonctionnement en intégrant directement tkinter (interface graphique). En même temps, vu que je fais beaucoup de Java, j'ai intégré la POO dans le programme (Programmation Orienté Object). Cela à permis de pouvoir avoir un programme oû l'on peu stocker des variables et faire des fonctions qui modifie directement ces variables propres à une partie du programme :</text:p>
      <text:p text:style-name="Standard"/>
      <text:p text:style-name="Standard">Par exemple, la class Day stocke grâce à l'orienté object une date de départ.</text:p>
      <text:p text:style-name="Standard">Vu que je programme souvent, j'ai aussi voulu que le programme sois propre et donc créer plusieurs <text:s/>fichiers :</text:p>
      <text:p text:style-name="Standard"/>
      <text:list xml:id="list816313872819862865" text:style-name="L1">
        <text:list-item>
          <text:p text:style-name="P1">Day → Permet de faire des calcul au niveau des Mois</text:p>
        </text:list-item>
      </text:list>
      <text:list xml:id="list4009931194802093100" text:style-name="L2">
        <text:list-item>
          <text:p text:style-name="P2">Manager → Class principale du programme</text:p>
        </text:list-item>
      </text:list>
      <text:list xml:id="list6620422391459777265" text:style-name="L3">
        <text:list-item>
          <text:p text:style-name="P3">Thread → Fonction principale en parallèle du programme principal</text:p>
        </text:list-item>
        <text:list-item>
          <text:p text:style-name="P3">Utils <text:s text:c="4"/>→ fonction utile</text:p>
        </text:list-item>
      </text:list>
      <text:p text:style-name="Standard"/>
      <text:p text:style-name="Standard">En utilisant Tkinter on était presque obliger de faire des 'task' en parallèle, par exemple, si on clique sur un bouton et que le calcul met plusieurs secondes, la fenêtre ne va pas se figer.</text:p>
      <text:p text:style-name="Standard">Le principe des Task permet de faire une action qui soit indépendante du programme qui la lancer.</text:p>
      <text:p text:style-name="Standard">C'est comme si on lance deux programme pythons mais qui peuvent modifier des variables de l'autre et d'appeler des fonctions de l'autre.</text:p>
      <text:p text:style-name="Standard"/>
      <text:p text:style-name="Standard">Pendant les séances d'ISN, j'ai souvent pris entre 30m et 1h pour expliquer à Anthony et David ce que j'avais modifié et comment ça marche.</text:p>
      <text:p text:style-name="Standard">Je ne voulais pas faire tous le programme, donc j'attendais les heures d'ISN pour faire travailler David et Anthony sur une partie du programme.</text:p>
      <text:p text:style-name="Standard"/>
      <text:p text:style-name="Standard">Au début, on stockait tous les Rabbits (chacun unique) dans une listes, ce Rabbit avait un jour, un sexe, une gestations propre à lui même.</text:p>
      <text:p text:style-name="Standard">Quand on avait environ 10000 lapins, le programme mettait trop de temps à calculer.</text:p>
      <text:p text:style-name="Standard">On a donc optimiser le programme, puis au final on est passé par des calculs tous les mois au lieu de tous les jours. (Le C++ / C est mieux ! Même si Python est codé en C, il est beaucoup plus lent)</text:p>
      <text:p text:style-name="Standard">On est donc passé par Mois mais le problème se posait encore, une liste de 10000 Rabbits mettant trop de temps à se parcourir avec une boucle for.</text:p>
      <text:p text:style-name="Standard">J'ai donc refait un partie du programme pour ne plus avoir des Objects Rabbits Mais 3 listes :</text:p>
      <text:p text:style-name="Standard"><text:tab/></text:p>
      <text:list xml:id="list33442788" text:continue-list="list816313872819862865" text:style-name="L1">
        <text:list-item>
          <text:p text:style-name="P1">listRabbit</text:p>
        </text:list-item>
      </text:list>
      <text:list xml:id="list3584998031683468583" text:style-name="L4">
        <text:list-item>
          <text:p text:style-name="P4">listSexeRabbit</text:p>
        </text:list-item>
      </text:list>
      <text:list xml:id="list1117559054010182516" text:style-name="L5">
        <text:list-item>
          <text:p text:style-name="P5">listGestationRabbit</text:p>
        </text:list-item>
      </text:list>
      <text:p text:style-name="Standard"/>
      <text:p text:style-name="Standard">La case 0, 1, 2, 3 ,etc contient des nombres, les numéros des cases correspond à l'âge des Rabbits qui sont stocker dans chaque cases.</text:p>
      <text:p text:style-name="Standard"><text:soft-page-break/></text:p>
      <text:p text:style-name="Standard"/>
      <text:p text:style-name="Standard">Par exemple :</text:p>
      <text:p text:style-name="Standard"><text:tab/>Il y a 9 lapins et 5 femelles qui ont 5 mois :</text:p>
      <text:p text:style-name="Standard">Case 5 de listRabbit = 9</text:p>
      <text:p text:style-name="Standard">Case 5 de listSexeRabbit = 5</text:p>
      <text:p text:style-name="Standard"/>
      <text:p text:style-name="Standard">La list Gestations stocke par moi les lapins qui sont à différents états gestation.</text:p>
      <text:p text:style-name="Standard"/>
      <text:p text:style-name="Standard">J'ai donc modifier le programme pour économiser beaucoup de calculs pour parcourir les list.</text:p>
      <text:p text:style-name="Standard">Ensuite j'ai eu l'idée de mettre un Graphique, j'ai donc demandé à David de travailler dessus, il a réussi à en faire un mais pas synchroniser avec le programme, il était pas là lors de la séance d'ISN suivante et n'a pas envoyé les données, du coup avec Anthony, on a installé un module matplotlib qui nous a permis d'afficher un graphique.</text:p>
      <text:p text:style-name="Standard">J'ai ensuite chez moi rajouter 3 boutons Recommencer, Restart, Quitter.</text:p>
      <text:p text:style-name="Standard"/>
      <text:p text:style-name="Standard">Au niveau de l'acces du programme, je connais grâce à un groupe de passionné en Java l'outils GitKraken qui utilise le site Github.</text:p>
      <text:p text:style-name="Standard">Cette outils nous permet d'avoir facilement le programme en quelques clicks et permet d'envoyer une modification sans supprimer une modification apporté par une autre personnes quand cette modification n'a pas reçut par celui qui envoie.</text:p>
      <text:p text:style-name="Standard"/>
      <text:p text:style-name="Standard">Cette outils permet de ne pas avoir un problème si une personne qui a la clé USB est absente.</text:p>
      <text:p text:style-name="Standard"/>
      <text:p text:style-name="Standard">J'ai aussi modifier le programme hier pour que lorsque l'on le lance et que les import de matplotlib ne marche pas (pas présent dans l'ordinateur), ça essaye d'importer et d'installer ce module automatiquement.</text:p>
      <text:p text:style-name="Standard"/>
      <text:p text:style-name="Standard">Si il n'y a pas python dans les variables d'environnement, il faudra modifier les lignes qui sont écrite lors du lancement ou l'installé manuellement avec le cmd.</text:p>
      <text:p text:style-name="Standard">Si python est dans les variables d'environnement, on peut faire ceci : </text:p>
      <text:p text:style-name="Standard"/>
      <text:p text:style-name="Standard">python Manager.py</text:p>
      <text:p text:style-name="Standard"/>
      <text:p text:style-name="Standard">au lieu de C:\Python36\python.exe Manager.p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02T20:46:08.31</meta:creation-date>
    <dc:date>2017-02-04T13:24:14.33</dc:date>
    <meta:editing-duration>PT54M37S</meta:editing-duration>
    <meta:editing-cycles>10</meta:editing-cycles>
    <meta:generator>OpenOffice/4.1.3$Win32 OpenOffice.org_project/413m1$Build-9783</meta:generator>
    <meta:document-statistic meta:table-count="0" meta:image-count="0" meta:object-count="0" meta:page-count="2" meta:paragraph-count="43" meta:word-count="766" meta:character-count="4372"/>
  </office:meta>
</office:document-meta>
</file>